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end" style:justify-single-word="false" fo:break-before="page"/>
      <style:text-properties fo:font-size="20pt" style:font-size-asian="20pt" style:font-size-complex="20pt"/>
    </style:style>
    <style:style style:name="P3" style:family="paragraph" style:parent-style-name="Standard">
      <style:paragraph-properties fo:break-before="page"/>
      <style:text-properties fo:font-size="20pt" fo:font-weight="bold" style:font-size-asian="20pt" style:font-weight-asian="bold" style:font-size-complex="20pt" style:font-weight-complex="bold"/>
    </style:style>
    <style:style style:name="P4" style:family="paragraph" style:parent-style-name="Standard">
      <style:paragraph-properties fo:break-before="page"/>
      <style:text-properties fo:font-size="24pt" fo:font-weight="bold" style:font-size-asian="24pt" style:font-weight-asian="bold" style:font-size-complex="24pt" style:font-weight-complex="bold"/>
    </style:style>
    <style:style style:name="P5" style:family="paragraph" style:parent-style-name="Normale">
      <style:paragraph-properties fo:break-before="page"/>
      <style:text-properties fo:font-size="14pt" style:font-size-asian="14pt"/>
    </style:style>
    <style:style style:name="P6" style:family="paragraph" style:parent-style-name="Normale">
      <style:paragraph-properties fo:break-before="page"/>
      <style:text-properties fo:font-size="14pt" style:font-size-asian="14pt" style:font-size-complex="14pt" style:font-weight-complex="bold"/>
    </style:style>
    <style:style style:name="P7" style:family="paragraph" style:parent-style-name="Normale">
      <style:paragraph-properties fo:break-before="page"/>
      <style:text-properties fo:font-size="14pt" style:font-size-asian="14pt" style:font-size-complex="20pt"/>
    </style:style>
    <style:style style:name="P8" style:family="paragraph" style:parent-style-name="Standard">
      <style:text-properties style:font-name="sans-serif" fo:font-size="17pt" style:font-size-asian="17pt"/>
    </style:style>
    <style:style style:name="P9" style:family="paragraph" style:parent-style-name="Standard">
      <style:paragraph-properties fo:text-align="center" style:justify-single-word="false"/>
      <style:text-properties style:font-name="sans-serif" fo:font-size="17pt" style:font-size-asian="17pt"/>
    </style:style>
    <style:style style:name="P10" style:family="paragraph" style:parent-style-name="Standard">
      <style:paragraph-properties fo:text-align="center" style:justify-single-word="false"/>
      <style:text-properties style:font-name="sans-serif" fo:font-size="14pt" fo:font-style="italic" style:font-size-asian="14pt" style:font-style-asian="italic" style:font-style-complex="italic"/>
    </style:style>
    <style:style style:name="P11" style:family="paragraph" style:parent-style-name="Standard">
      <style:text-properties style:font-name="sans-serif" fo:font-size="14pt" style:font-size-asian="14pt"/>
    </style:style>
    <style:style style:name="P12"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3" style:family="paragraph" style:parent-style-name="Standard">
      <style:text-properties fo:font-size="20pt" style:font-size-asian="20pt"/>
    </style:style>
    <style:style style:name="P14" style:family="paragraph" style:parent-style-name="Standard">
      <style:text-properties fo:font-size="20pt" style:font-size-asian="20pt" style:font-size-complex="20pt"/>
    </style:style>
    <style:style style:name="P15" style:family="paragraph" style:parent-style-name="Standard">
      <style:paragraph-properties fo:text-align="end" style:justify-single-word="false"/>
      <style:text-properties fo:font-size="20pt" style:font-size-asian="20pt" style:font-size-complex="20pt"/>
    </style:style>
    <style:style style:name="P16" style:family="paragraph" style:parent-style-name="Standard">
      <style:text-properties fo:font-size="20pt" fo:font-weight="bold" style:font-size-asian="20pt" style:font-weight-asian="bold" style:font-size-complex="20pt" style:font-weight-complex="bold"/>
    </style:style>
    <style:style style:name="P17" style:family="paragraph" style:parent-style-name="Standard">
      <style:text-properties fo:font-size="24pt" fo:font-weight="bold" style:font-size-asian="24pt" style:font-weight-asian="bold" style:font-size-complex="24pt" style:font-weight-complex="bold"/>
    </style:style>
    <style:style style:name="P18" style:family="paragraph" style:parent-style-name="Standard">
      <style:text-properties fo:font-size="24pt" style:font-size-asian="24pt" style:font-size-complex="24pt"/>
    </style:style>
    <style:style style:name="P19" style:family="paragraph" style:parent-style-name="Standard">
      <style:text-properties fo:font-size="14pt" style:font-size-asian="14pt"/>
    </style:style>
    <style:style style:name="P20" style:family="paragraph" style:parent-style-name="Standard">
      <style:text-properties fo:font-size="14pt" style:font-size-asian="14pt" style:font-size-complex="14pt"/>
    </style:style>
    <style:style style:name="P21" style:family="paragraph" style:parent-style-name="Standard">
      <style:text-properties fo:font-size="14pt" style:font-size-asian="14pt" style:font-size-complex="14pt" style:font-weight-complex="bold"/>
    </style:style>
    <style:style style:name="P22" style:family="paragraph" style:parent-style-name="Standard">
      <style:text-properties fo:font-size="14pt" style:font-size-asian="14pt" style:font-size-complex="24pt"/>
    </style:style>
    <style:style style:name="P23" style:family="paragraph" style:parent-style-name="Standard">
      <style:text-properties fo:font-size="14pt" style:font-size-asian="14pt" style:font-size-complex="20pt"/>
    </style:style>
    <style:style style:name="P24" style:family="paragraph" style:parent-style-name="Standard">
      <style:text-properties fo:font-size="18pt" style:font-size-asian="18pt" style:font-size-complex="18pt" style:font-weight-complex="bold"/>
    </style:style>
    <style:style style:name="P25" style:family="paragraph" style:parent-style-name="Standard" style:master-page-name="MP0">
      <style:paragraph-properties fo:text-align="center" style:justify-single-word="false" style:page-number="auto" fo:break-before="page"/>
      <style:text-properties style:font-name="sans-serif" fo:font-size="17pt" style:font-size-asian="17pt"/>
    </style:style>
    <style:style style:name="P26" style:family="paragraph" style:parent-style-name="Standard" style:list-style-name="L1"/>
    <style:style style:name="P27" style:family="paragraph" style:parent-style-name="Standard" style:list-style-name="L1">
      <style:text-properties fo:font-size="16pt" fo:font-weight="bold" style:font-size-asian="16pt" style:font-weight-asian="bold" style:font-size-complex="16pt" style:font-weight-complex="bold"/>
    </style:style>
    <style:style style:name="P28" style:family="paragraph" style:parent-style-name="Standard" style:list-style-name="L2">
      <style:text-properties fo:font-size="20pt" style:font-size-asian="20pt"/>
    </style:style>
    <style:style style:name="P29" style:family="paragraph" style:parent-style-name="Standard" style:list-style-name="L2">
      <style:text-properties fo:font-size="20pt" style:font-size-asian="20pt" style:font-size-complex="20pt"/>
    </style:style>
    <style:style style:name="P30" style:family="paragraph" style:parent-style-name="Standard" style:list-style-name="L3">
      <style:text-properties fo:font-size="14pt" style:font-size-asian="14pt" style:font-size-complex="20pt"/>
    </style:style>
    <style:style style:name="P31" style:family="paragraph" style:parent-style-name="Standard">
      <style:text-properties fo:font-size="14pt" officeooo:rsid="000e9ee3" officeooo:paragraph-rsid="000e9ee3" style:font-size-asian="14pt"/>
    </style:style>
    <style:style style:name="P32" style:family="paragraph" style:parent-style-name="Standard">
      <style:text-properties fo:font-size="14pt" officeooo:paragraph-rsid="000e9ee3" style:font-size-asian="14pt"/>
    </style:style>
    <style:style style:name="P33" style:family="paragraph" style:parent-style-name="Standard">
      <style:text-properties fo:font-size="14pt" officeooo:rsid="0010d19c" officeooo:paragraph-rsid="0010d19c" style:font-size-asian="14pt"/>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20pt" style:font-size-asian="20pt" style:font-size-complex="20pt"/>
    </style:style>
    <style:style style:name="T4" style:family="text">
      <style:text-properties fo:font-size="14pt" style:font-size-asian="14pt"/>
    </style:style>
    <style:style style:name="T5" style:family="text">
      <style:text-properties fo:font-size="14pt" style:font-size-asian="14pt" style:font-size-complex="20pt"/>
    </style:style>
    <style:style style:name="T6"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7" style:family="text">
      <style:text-properties officeooo:rsid="000d0e62"/>
    </style:style>
    <style:style style:name="T8" style:family="text">
      <style:text-properties officeooo:rsid="000e9ee3"/>
    </style:style>
    <style:style style:name="T9" style:family="text">
      <style:text-properties officeooo:rsid="000ef17a"/>
    </style:style>
    <style:style style:name="T10" style:family="text">
      <style:text-properties officeooo:rsid="0012ccca"/>
    </style:style>
    <text:list-style style:name="L1">
      <text:list-level-style-number text:level="1" text:style-name="WW_5f_CharLFO1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LMA MATER STUDIORUM – UNIVERSITÀ DI BOLOGNA</text:p>
      <text:p text:style-name="P9">CAMPUS DI CESENA</text:p>
      <text:p text:style-name="P9"/>
      <text:p text:style-name="P9">Scuola di Scienze</text:p>
      <text:p text:style-name="P8">Corso di Laurea in Ingegneria e Scienze Informatiche</text:p>
      <text:p text:style-name="P9"/>
      <text:p text:style-name="P9"/>
      <text:p text:style-name="P9"/>
      <text:p text:style-name="P9">DOCKER</text:p>
      <text:p text:style-name="P9"/>
      <text:p text:style-name="P9"/>
      <text:p text:style-name="P10">Elaborato in</text:p>
      <text:p text:style-name="P9">PROGRAMMAZIONE DI SISTEMI EMBEDDED</text:p>
      <text:p text:style-name="P9"/>
      <text:p text:style-name="P9"/>
      <text:p text:style-name="Standard"/>
      <text:p text:style-name="Standard"/>
      <text:p text:style-name="Standard"/>
      <text:p text:style-name="P11">Relatore</text:p>
      <text:p text:style-name="P8">Prof. ALESSANDRO RICCI</text:p>
      <text:p text:style-name="P8"/>
      <text:p text:style-name="P11">Co-relatore</text:p>
      <text:p text:style-name="P8">Ing. ANGELO CROATTI</text:p>
      <text:p text:style-name="Standard"/>
      <text:p text:style-name="Standard"/>
      <text:p text:style-name="Standard"/>
      <text:p text:style-name="P9">Terza Sessione di Laurea</text:p>
      <text:p text:style-name="P9">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Standard"/>
      <text:p text:style-name="Standard"/>
      <text:p text:style-name="Standard"/>
      <text:p text:style-name="Standard"/>
      <text:p text:style-name="Standard"/>
      <text:p text:style-name="P12">PAROLE CHIAVE</text:p>
      <text:p text:style-name="P12"/>
      <text:p text:style-name="P15">Virtualizzazione</text:p>
      <text:p text:style-name="P15">Container</text:p>
      <text:p text:style-name="P15">Docker</text:p>
      <text:p text:style-name="P15">Linux kernel</text:p>
      <text:p text:style-name="P15">Stack</text:p>
      <text:p text:style-name="P2"/>
      <text:p text:style-name="P15"/>
      <text:p text:style-name="P2">Alla mia famiglia</text:p>
      <text:p text:style-name="P2"/>
      <text:p text:style-name="P3">Indice</text:p>
      <text:p text:style-name="P16"/>
      <text:p text:style-name="P16"/>
      <text:p text:style-name="Standard"><text:span text:style-name="Car._20_predefinito_20_paragrafo"><text:span text:style-name="T1">Introduzione</text:span></text:span><text:span text:style-name="Car._20_predefinito_20_paragrafo"><text:span text:style-name="T3"><text:tab/><text:tab/><text:tab/><text:tab/><text:tab/><text:tab/><text:tab/><text:tab/><text:tab/><text:tab/><text:tab/>ix</text:span></text:span></text:p>
      <text:p text:style-name="P14"/>
      <text:list xml:id="list873728396" text:style-name="L1">
        <text:list-item>
          <text:p text:style-name="P27"><text:s/>Software container<text:tab/><text:tab/><text:tab/><text:tab/><text:tab/><text:tab/><text:tab/><text:tab/>1</text:p>
          <text:list>
            <text:list-item>
              <text:p text:style-name="P26"><text:span text:style-name="Car._20_predefinito_20_paragrafo"><text:span text:style-name="T1">Cosa sono i software container</text:span></text:span></text:p>
            </text:list-item>
            <text:list-item>
              <text:p text:style-name="P26"><text:span text:style-name="Car._20_predefinito_20_paragrafo"><text:span text:style-name="T1">Storia dei software container</text:span></text:span></text:p>
            </text:list-item>
            <text:list-item>
              <text:p text:style-name="P26"><text:span text:style-name="Car._20_predefinito_20_paragrafo"><text:span text:style-name="T1">Perché utilizzare i software container</text:span></text:span></text:p>
            </text:list-item>
            <text:list-item>
              <text:p text:style-name="P26"><text:span text:style-name="Car._20_predefinito_20_paragrafo"><text:span text:style-name="T1">Opzioni di software container</text:span></text:span></text:p>
            </text:list-item>
          </text:list>
        </text:list-item>
        <text:list-item>
          <text:p text:style-name="P26"><text:span text:style-name="Car._20_predefinito_20_paragrafo"><text:span text:style-name="T2">Docker</text:span></text:span></text:p>
          <text:list>
            <text:list-item>
              <text:p text:style-name="P26"><text:span text:style-name="Car._20_predefinito_20_paragrafo"><text:span text:style-name="T1">Cos’è Docker</text:span></text:span></text:p>
            </text:list-item>
            <text:list-item>
              <text:p text:style-name="P26"><text:span text:style-name="Car._20_predefinito_20_paragrafo"><text:span text:style-name="T1">Diffusione dei container con Docker</text:span></text:span></text:p>
            </text:list-item>
            <text:list-item>
              <text:p text:style-name="P26"><text:span text:style-name="Car._20_predefinito_20_paragrafo"><text:span text:style-name="T1">Esempi Applicativi</text:span></text:span></text:p>
            </text:list-item>
          </text:list>
        </text:list-item>
        <text:list-item>
          <text:p text:style-name="P26"><text:span text:style-name="Car._20_predefinito_20_paragrafo"><text:span text:style-name="T2">Trauma Tracker come caso di studio</text:span></text:span></text:p>
        </text:list-item>
      </text:list>
      <text:p text:style-name="Standard"/>
      <text:p text:style-name="Standard"><text:span text:style-name="Car._20_predefinito_20_paragrafo"><text:span text:style-name="T1">Conclusioni</text:span></text:span></text:p>
      <text:p text:style-name="Standard"/>
      <text:p text:style-name="Standard"><text:span text:style-name="Car._20_predefinito_20_paragrafo"><text:span text:style-name="T1">Ringraziamenti</text:span></text:span></text:p>
      <text:p text:style-name="Standard"/>
      <text:p text:style-name="Standard"><text:span text:style-name="Car._20_predefinito_20_paragrafo"><text:span text:style-name="T1">Bibliografia</text:span></text:span></text:p>
      <text:p text:style-name="Standard"/>
      <text:p text:style-name="P4">Introduzione</text:p>
      <text:p text:style-name="P17"/>
      <text:p text:style-name="P21">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21"/>
      <text:p text:style-name="P21">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 </text:p>
      <text:p text:style-name="P6"/>
      <text:p text:style-name="P24"/>
      <text:p text:style-name="P18">Capitolo 1</text:p>
      <text:p text:style-name="P18"/>
      <text:p text:style-name="P18">I Software Container</text:p>
      <text:p text:style-name="P18"/>
      <text:p text:style-name="P22">In questo capitolo si descrive in generale cos’è un software container e il concetto che sta alla base di questa tecnologia. Scendendo nel dettaglio nel paragrafo 1.1 si offrirà una panoramica generale di cosa sono i software container,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text:p>
      <text:p text:style-name="P22"/>
      <text:list xml:id="list1027323751" text:style-name="L2">
        <text:list-item>
          <text:list>
            <text:list-item>
              <text:p text:style-name="P28">Cosa sono i software container</text:p>
            </text:list-item>
          </text:list>
        </text:list-item>
      </text:list>
      <text:p text:style-name="P13"/>
      <text:p text:style-name="P31">Un container è uno spazio software in cui viene eseguita un’applicazione in modo isolato ed indipendente, che dispone di proprie risorse software (filesystem, interfaccia di rete, volumi…) rispetto le altre applicazioni e al sistema host sul quale è eseguito.</text:p>
      <text:p text:style-name="P33">Parlano di virtualizzazione è necessario fare una premessa in cui si descrive che cosa sia e i vari metodi con il quale può essere effettuata.</text:p>
      <text:p text:style-name="P33">Virtualizzazione hardware level: in questo approccio ci si preoccupa di virtualizzare il sistema fisico sul quale eseguire <text:span text:style-name="T10">il servizio. Per applicare questo metodo si ricorre all’uso delle macchine virtuali. Una macchina virtuale è un un software che simula un sistema operativo, dando possibilità all’utente di ricorrere a tutte le funzionalità offerte dal sistema operativo simulato, chiamato guest; questo sistema è eseguito sul sistema host, garantendo indipendenza fra i due, o meglio garantendo che ciò che viene eseguito e che succede al sitema guest, sia confinato allo stesso senza influenzare il sistema host. Per fare ciò il sistema operativo host dedica una parte di risorse hardware al sistema guest, anche se questo non ne disporrà in maniera completa. Inoltre è possibile eseguire più si teme guest sulla stessa macchina; considerando quanto detto questa tecnologia risulta utile per l’esecuzione di applicazioni ancora in fase di test in ambienti sicuri senza recare danno alla risorse fisiche, o al sistema host, inoltre è utile per eseguire più sistemi su una stessa macchina piuttosto che su macchine diverse, abbattendo così i costi legati all’hardware di una azienda. <text:s/></text:span></text:p>
      <text:p text:style-name="P32"><text:span text:style-name="T8">Questo approccio di eseguire applicazioni e servizi in un ambiente isolato è </text:span>una tecnica di virtualizzazione a livello di sistema operativo, <text:span text:style-name="T9">differente dal modello di virtualizzazione della macchina virtuale, la quale virtualizza fisicamente un intero sistema, cioè le risorse hardware (CPU, Ram, memoria di massa, rete..)</text:span>. I containers <text:soft-page-break/>si differenziano dalle macchine virtuali soprattutto per la loro "leggerezza", infatti una macchina virtuale, necessita di un sistema operativo ospite che viene eseguito sul sistema operativo host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che maggiormente utilizzata in ambito di container è Docker. <text:span text:style-name="T7">Questo metodo di virtualizzazione non nasce come alternativa o rivale della virtualizzazione con macchina virtuale, infatti possono presentarsi casi in cui è meglio utilizzare una o l’altra, o addirittura un approccio ibrido che vede l’esecuzione di container su macchine virtuali.</text:span></text:p>
      <text:p text:style-name="P5"/>
      <text:list xml:id="list120559180271646" text:continue-numbering="true" text:style-name="L2">
        <text:list-item>
          <text:list>
            <text:list-item>
              <text:p text:style-name="P28">Storia dei software container</text:p>
            </text:list-item>
          </text:list>
        </text:list-item>
      </text:list>
      <text:p text:style-name="P20"/>
      <text:p text:style-name="P20">L'idea dei container nasce prima della comparsa dei Docker nel 2013. Nel 1979 fu introdotta nei sistemi Unix-like, la chiamata di sistema ch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text:p>
      <text:p text:style-name="P19"/>
      <text:p text:style-name="P5"/>
      <text:list xml:id="list120560019512338" text:continue-numbering="true" text:style-name="L2">
        <text:list-item>
          <text:list>
            <text:list-item>
              <text:p text:style-name="P29">Perché i software container</text:p>
            </text:list-item>
          </text:list>
        </text:list-item>
      </text:list>
      <text:p text:style-name="P23"/>
      <text:p text:style-name="P23">I motivi che portano a preferire lo sviluppo di un sistema software con container, sono molteplici:</text:p>
      <text:list xml:id="list1591217027" text:style-name="L3">
        <text:list-item>
          <text:p text:style-name="P30">Sono più leggeri rispetto ad altre tecnologie (come le macchine virtuali).</text:p>
        </text:list-item>
        <text:list-item>
          <text:p text:style-name="P30">Garantiscono l'isolamento dell'applicazione in esecuzione su di essi.</text:p>
        </text:list-item>
        <text:list-item>
          <text:p text:style-name="P30">Godono di un rapido avvio del servizio contenuto al loro interno</text:p>
        </text:list-item>
        <text:list-item>
          <text:p text:style-name="P30">Sono portabili anche su sistemi differenti</text:p>
        </text:list-item>
        <text:list-item>
          <text:p text:style-name="P30">Dispongono di un controllo di versione</text:p>
        </text:list-item>
        <text:list-item>
          <text:p text:style-name="P30">Le risorse dell'host sono condivise</text:p>
        </text:list-item>
        <text:list-item>
          <text:p text:style-name="P30">Godono di granularità e flessibilità</text:p>
        </text:list-item>
        <text:list-item>
          <text:p text:style-name="P30">Sviluppo semplificato?</text:p>
        </text:list-item>
      </text:list>
      <text:p text:style-name="P23"><text:s/></text:p>
      <text:p text:style-name="P23">Ora si analizzeranno i vari punti sopracitati</text:p>
      <text:p text:style-name="P23"/>
      <text:p text:style-name="P23">Leggerezza: un container può essere eseguito su una vasta gamma di dispositivi, anche se non dotati di grosse risorse (come ad esempio RaspberryPi), in quanto nel container è contenuto solo lo stretto necessario per il funzionamento dell'applicazione in esso contenuta, cosa che non avviene con le macchine virtuali, le quali necessitano di un sistema operativo ospite, e quindi di risorse hardware da virtualizzare.</text:p>
      <text:p text:style-name="P23"/>
      <text:p text:style-name="P23">Isolamento: ogni applicazione/servizio viene eseguita in una propria "sandbox", in maniera indipendente da altri container/applicazioni</text:p>
      <text:p text:style-name="P23"/>
      <text:p text:style-name="P23">Rapido avvio: L'assenza di una macchina virtuale, implica già l'assenza del tempo di avvio dell’OS ospite della macchina stessa, mentre l'avvio di un container può essere effettuato mediante una riga di comando ed è praticamente istantaneo.</text:p>
      <text:p text:style-name="P23"/>
      <text:p text:style-name="P23">Portabilità: Proprio come i container dei camion, i compute container godono di un approccio standardizzato, ciò significa che possono essere distribuiti su qualunque risorsa di calcolo indipendentemente da configurazioni, SO o hardware.</text:p>
      <text:p text:style-name="P23"/>
      <text:p text:style-name="P23">Controllo di versione: La tecnologia dei container permette di gestire le versioni del codice dell’applicazione e delle sue dipendenze. E’ possibile tenere traccia delle versioni di un container, analizzare le differenze tra di esse ed eventualmente tornare a versioni precedenti, similmente a come accade per i DVCS.</text:p>
      <text:p text:style-name="P23"/>
      <text:p text:style-name="Standard"><text:span text:style-name="Car._20_predefinito_20_paragrafo"><text:span text:style-name="T5">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6">potervi</text:span></text:span><text:span text:style-name="Car._20_predefinito_20_paragrafo"><text:span text:style-name="T5"> accedere e utilizzarle; ciò tuttavia non viola l'isolamento del contesto di esecuzione del container.</text:span></text:span></text:p>
      <text:p text:style-name="P23"><text:soft-page-break/></text:p>
      <text:p text:style-name="P23">Granularità e flessibilità: i container permettono di organizzare le risorse computazionali in micro-servizi migliorando le prestazioni del sistema, che potrà adattarsi in modo estremamente flessibile alle esigenze dell'azienda.</text:p>
      <text:p text:style-name="P7"/>
      <text:p text:style-name="P18">Capitolo 2</text:p>
      <text:p text:style-name="P18"/>
      <text:p text:style-name="P18">Docker</text:p>
      <text:p text:style-name="P22"/>
      <text:p text:style-name="P22">In questo capitolo si tratterà di Docker come piattaforma di riferimento dei software container, nel primo paragrafo si definirà Docker </text:p>
      <text:p text:style-name="P22"/>
      <text:p text:style-name="P13">2.1 Cos’è Docker</text:p>
      <text:p text:style-name="P19"/>
      <text:p text:style-name="P19">Docker</text:p>
      <text:p text:style-name="P19"/>
      <text:p text:style-name="P19">Docker è una delle piattaforme software container più utlizzate e diffuse nell'ambito della virtualizzazione a livello OS. Il progetto Docker, nato nella azienda di dotCloud, fu pubblicato come progetto open source a marzo 2013.</text:p>
      <text:p text:style-name="P19"/>
      <text:p text:style-name="P19">Come funziona Docker</text:p>
      <text:p text:style-name="P19">Scopo di questa tecnologia è, come già ribadito più volte, contenere ed eseguire applicazioni in container. l'applicazione da eseguire parte da un'immagine rappresentata da un file chiamato Dockerfile. Nel Dockerfile sono descritte le funzionalità che l'applicazione containerizzata avrà una volta in esecuzione, nello specifico si tratta di utlizzare una sequenza di comandi come i seguenti:</text:p>
      <text:p text:style-name="P19"/>
      <text:p text:style-name="P19">FROM &lt;image&gt;:&lt;tag-version&gt; : si specifica la base di partenza dell'imamgine che si sta creando e la versione che si desidera utilizzare. Tuttavia c'è modo di creare immagini di base facendo a meno dell'utilizzo di questo comando.</text:p>
      <text:p text:style-name="P19"/>
      <text:p text:style-name="P19">ENTRYPOINT ["cmd", "parameter"]: è il primo comando che viene eseguito quando l'applicazione sarà eseguita sul container.</text:p>
      <text:p text:style-name="P19"/>
      <text:p text:style-name="P19">RUN &lt;command&gt; : esegue un comando del kernel linux, utile per esempio ad installare e risolvere dipendenze una volta che l'immagine base è stata scaricata.</text:p>
      <text:p text:style-name="P19"/>
      <text:p text:style-name="P19">COPY &lt;source&gt; &lt;detination&gt; copia un file dal filesystem host, al filesystem del container.</text:p>
      <text:p text:style-name="P19"/>
      <text:p text:style-name="P19">EXPOSE &lt;port&gt; [&lt;port&gt;/&lt;protocol&gt;...] : permette al container di rimanere in ascolto nella &lt;port&gt; porta tramite protocollo /protocol</text:p>
      <text:p text:style-name="P19"/>
      <text:p text:style-name="P19">Una volta scritto il Dockerfile si lancia il comando docker build nella directory ove il Dockerfile è locato, e di seguito verrà mostrato nel terminale la compilazione dell'immagine comando per comando, al termine del quale l'immagine è creata. Ora <text:soft-page-break/>che l'immagine è buildata, la si può eseguire in un container con il comando docker run imageid/imagename con possibilità di specificare tramite i flag altri parametri di esecuzione del container, per esempio la porta col quale deve essere possibile comunicare -p port, o i volumi da utilizzare -v path. Ora che il container è in esecuzione lo è anche la nostra applicazione/servizio. da linea di comando è poi possibile interagire con lo stato del container tramite i comandi stop, start, restart, pause, unpause.</text:p>
      <text:p text:style-name="P19">Ora che sono stati visionati i concetti di immagine e container, possiamo fare qualche considerazione: l'immagine rappresenta il servizio in maniera statica, uno snapshot della applicazione, mentre il container è qualcosa in esecuzione, qualcosa di dinamico costruito a partire dall'immagine. Una stessa immagine si può mandare in esecuzione su più container, come fosse uno stampo per container, meccanismo che ricorda l' istanzazione di una classe nella programmazione ad oggetti.</text:p>
      <text:p text:style-name="P19"/>
      <text:p text:style-name="P5"/>
      <text:p text:style-name="P13">2.3 Esempi Applicativi</text:p>
      <text:p text:style-name="P19"/>
      <text:p text:style-name="Standard"><text:span text:style-name="Car._20_predefinito_20_paragrafo"><text:span text:style-name="T4">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Se pensiamo ad una azienda che deve gestire il suo sito web personale, Docker si rivela una valida opzione: un sito comprende un server, un database, possibili applicazioni ecc… Con Docker è possibile incapsulare i vari micro-servizi in container che comunicano tra di loro con delle porte specifiche.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19"/>
      <text:p text:style-name="P19"/>
      <text:p text:style-name="P19"/>
      <text:p text:style-name="P19"/>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WW_5f_CharLFO1LVL1" style:display-name="WW_CharLFO1LVL1" style:family="text">
      <style:text-properties fo:font-size="16pt" fo:font-weight="normal" style:font-size-asian="16pt" style:font-weight-asian="normal" style:font-size-complex="16pt" style:font-weight-complex="normal"/>
    </style:style>
    <style:style style:name="WW_5f_CharLFO1LVL2" style:display-name="WW_CharLFO1LVL2" style:family="text">
      <style:text-properties fo:font-size="16pt" fo:font-weight="normal" style:font-size-asian="16pt" style:font-weight-asian="normal" style:font-size-complex="16pt" style:font-weight-complex="normal"/>
    </style:style>
    <style:style style:name="WW_5f_CharLFO1LVL3" style:display-name="WW_CharLFO1LVL3" style:family="text">
      <style:text-properties fo:font-size="16pt" fo:font-weight="normal" style:font-size-asian="16pt" style:font-weight-asian="normal" style:font-size-complex="16pt" style:font-weight-complex="normal"/>
    </style:style>
    <style:style style:name="WW_5f_CharLFO1LVL4" style:display-name="WW_CharLFO1LVL4" style:family="text">
      <style:text-properties fo:font-size="16pt" fo:font-weight="normal" style:font-size-asian="16pt" style:font-weight-asian="normal" style:font-size-complex="16pt" style:font-weight-complex="normal"/>
    </style:style>
    <style:style style:name="WW_5f_CharLFO1LVL5" style:display-name="WW_CharLFO1LVL5" style:family="text">
      <style:text-properties fo:font-size="16pt" fo:font-weight="normal" style:font-size-asian="16pt" style:font-weight-asian="normal" style:font-size-complex="16pt" style:font-weight-complex="normal"/>
    </style:style>
    <style:style style:name="WW_5f_CharLFO1LVL6" style:display-name="WW_CharLFO1LVL6" style:family="text">
      <style:text-properties fo:font-size="16pt" fo:font-weight="normal" style:font-size-asian="16pt" style:font-weight-asian="normal" style:font-size-complex="16pt" style:font-weight-complex="normal"/>
    </style:style>
    <style:style style:name="WW_5f_CharLFO1LVL7" style:display-name="WW_CharLFO1LVL7" style:family="text">
      <style:text-properties fo:font-size="16pt" fo:font-weight="normal" style:font-size-asian="16pt" style:font-weight-asian="normal" style:font-size-complex="16pt" style:font-weight-complex="normal"/>
    </style:style>
    <style:style style:name="WW_5f_CharLFO1LVL8" style:display-name="WW_CharLFO1LVL8" style:family="text">
      <style:text-properties fo:font-size="16pt" fo:font-weight="normal" style:font-size-asian="16pt" style:font-weight-asian="normal" style:font-size-complex="16pt" style:font-weight-complex="normal"/>
    </style:style>
    <style:style style:name="WW_5f_CharLFO1LVL9" style:display-name="WW_CharLFO1LVL9" style:family="text">
      <style:text-properties fo:font-size="16pt" fo:font-weight="normal" style:font-size-asian="16pt" style:font-weight-asian="normal" style:font-size-complex="16pt" style:font-weight-complex="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2-26T12:05:58.821638611</dc:date>
    <meta:editing-cycles>6</meta:editing-cycles>
    <meta:editing-duration>PT3H17M30S</meta:editing-duration>
    <meta:document-statistic meta:table-count="0" meta:image-count="0" meta:object-count="0" meta:page-count="16" meta:paragraph-count="84" meta:word-count="1897" meta:character-count="12786" meta:non-whitespace-character-count="10968"/>
    <meta:template xlink:type="simple" xlink:actuate="onRequest" xlink:title="" xlink:href="Normal.dotm"/>
  </office:meta>
</office:document-meta>
</file>